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6.676cm"/>
    </style:style>
    <style:style style:name="TERMS.B" style:family="table-column">
      <style:table-column-properties style:column-width="9.227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table:align="left"/>
    </style:style>
    <style:style style:name="Table2.A" style:family="table-column">
      <style:table-column-properties style:column-width="4.149cm"/>
    </style:style>
    <style:style style:name="Table2.B" style:family="table-column">
      <style:table-column-properties style:column-width="7.793cm"/>
    </style:style>
    <style:style style:name="Table2.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2456b5"/>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Normal">
      <style:text-properties fo:color="#000000" loext:opacity="100%"/>
    </style:style>
    <style:style style:name="P8"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10"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3"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4" style:family="paragraph" style:parent-style-name="Normal">
      <style:paragraph-properties fo:margin-top="0cm" fo:margin-bottom="0cm" style:contextual-spacing="false"/>
      <style:text-properties fo:color="#0000cc" loext:opacity="100%" fo:font-size="12.5pt" fo:font-weight="bold" officeooo:paragraph-rsid="0022f2ee" style:font-size-asian="12.5pt" style:font-weight-asian="bold" style:font-name-complex="Calibri" style:font-size-complex="12.5pt" style:font-weight-complex="bold"/>
    </style:style>
    <style:style style:name="P15"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6"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7"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8" style:family="paragraph" style:parent-style-name="Normal">
      <style:text-properties fo:language="en" fo:country="US"/>
    </style:style>
    <style:style style:name="P19" style:family="paragraph" style:parent-style-name="TOC_20_1">
      <style:paragraph-properties>
        <style:tab-stops>
          <style:tab-stop style:position="15.903cm" style:type="right" style:leader-style="dotted" style:leader-text="."/>
        </style:tab-stops>
      </style:paragraph-properties>
    </style:style>
    <style:style style:name="P20" style:family="paragraph" style:parent-style-name="TOC_20_2">
      <style:paragraph-properties>
        <style:tab-stops>
          <style:tab-stop style:position="15.515cm" style:type="right" style:leader-style="dotted" style:leader-text="."/>
        </style:tab-stops>
      </style:paragraph-properties>
    </style:style>
    <style:style style:name="P21" style:family="paragraph" style:parent-style-name="List_20_Paragraph">
      <style:paragraph-properties fo:margin-left="0cm" fo:margin-right="0cm" fo:text-indent="0cm" style:auto-text-indent="false">
        <style:tab-stops/>
      </style:paragraph-properties>
    </style:style>
    <style:style style:name="P22" style:family="paragraph" style:parent-style-name="Normal">
      <style:text-properties fo:font-size="12.5pt" style:font-size-asian="12.5pt" style:font-size-complex="12.5pt"/>
    </style:style>
    <style:style style:name="P23" style:family="paragraph" style:parent-style-name="Normal">
      <style:paragraph-properties fo:margin-top="0cm" fo:margin-bottom="0cm" style:contextual-spacing="false"/>
      <style:text-properties fo:font-size="12.5pt" style:font-size-asian="12.5pt" style:font-size-complex="12.5pt"/>
    </style:style>
    <style:style style:name="P24"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5"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6" style:family="paragraph" style:parent-style-name="Normal">
      <style:paragraph-properties fo:margin-top="0cm" fo:margin-bottom="0.212cm" style:contextual-spacing="false" fo:text-align="justify" style:justify-single-word="false" fo:hyphenation-ladder-count="no-limit" style:vertical-align="auto"/>
      <style:text-properties fo:font-size="12.5pt" fo:font-weight="bold" officeooo:paragraph-rsid="00331aef" style:font-name-asian="Times New Roman" style:font-size-asian="12.5pt"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27" style:family="paragraph" style:parent-style-name="Normal">
      <style:paragraph-properties fo:margin-top="0cm" fo:margin-bottom="0.212cm" style:contextual-spacing="false" fo:text-align="justify" style:justify-single-word="false" fo:hyphenation-ladder-count="no-limit" style:vertical-align="auto"/>
      <style:text-properties fo:font-size="12.5pt" officeooo:paragraph-rsid="00331aef" style:font-name-asian="Times New Roman" style:font-size-asian="12.5pt" style:language-asian="en" style:country-asian="GB" style:font-name-complex="Calibri" style:font-size-complex="12.5pt" fo:hyphenate="true" loext:hyphenation-no-caps="false" loext:hyphenation-no-last-word="false" loext:hyphenation-word-char-count="no-limit" loext:hyphenation-zone="no-limit"/>
    </style:style>
    <style:style style:name="P28" style:family="paragraph" style:parent-style-name="Standard">
      <style:text-properties officeooo:paragraph-rsid="0022f2ee"/>
    </style:style>
    <style:style style:name="P29" style:family="paragraph" style:parent-style-name="List_20_Paragraph">
      <style:text-properties style:font-name="Times New Roman" officeooo:paragraph-rsid="00331aef"/>
    </style:style>
    <style:style style:name="P30" style:family="paragraph" style:parent-style-name="Normal">
      <style:paragraph-properties fo:margin-top="0cm" fo:margin-bottom="0.212cm" style:contextual-spacing="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1" style:family="paragraph" style:parent-style-name="Normal">
      <style:paragraph-properties fo:margin-top="0cm" fo:margin-bottom="0.212cm" style:contextual-spacing="false" fo:text-align="justify" style:justify-single-word="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2" style:family="paragraph" style:parent-style-name="Normal">
      <style:paragraph-properties fo:margin-top="0cm" fo:margin-bottom="0.212cm" style:contextual-spacing="false" fo:text-align="justify" style:justify-single-word="false" fo:hyphenation-ladder-count="no-limit" style:vertical-align="auto"/>
      <style:text-properties officeooo:paragraph-rsid="00331aef" fo:hyphenate="true" loext:hyphenation-no-caps="false" loext:hyphenation-no-last-word="false" loext:hyphenation-word-char-count="no-limit" loext:hyphenation-zone="no-limit"/>
    </style:style>
    <style:style style:name="P33" style:family="paragraph" style:parent-style-name="Heading_20_2">
      <style:text-properties officeooo:paragraph-rsid="003625bf"/>
    </style:style>
    <style:style style:name="P34" style:family="paragraph" style:parent-style-name="Heading_20_3">
      <style:text-properties fo:color="#0000cc"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35" style:family="paragraph" style:parent-style-name="Heading_20_3">
      <style:text-properties fo:color="#000000" loext:opacity="100%"/>
    </style:style>
    <style:style style:name="P36" style:family="paragraph" style:parent-style-name="List_20_Paragraph" style:list-style-name="L1"/>
    <style:style style:name="P37" style:family="paragraph" style:parent-style-name="List_20_Paragraph" style:list-style-name="L2"/>
    <style:style style:name="P38"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39" style:family="paragraph" style:parent-style-name="List_20_Paragraph" style:list-style-name="L5"/>
    <style:style style:name="P40" style:family="paragraph" style:parent-style-name="List_20_Paragraph" style:list-style-name="L6">
      <style:text-properties fo:font-size="12.5pt" style:font-size-asian="12.5pt" style:font-size-complex="12.5pt"/>
    </style:style>
    <style:style style:name="P41" style:family="paragraph" style:parent-style-name="List_20_Paragraph" style:list-style-name="L9">
      <style:text-properties fo:font-size="12.5pt" style:font-size-asian="12.5pt" style:font-size-complex="12.5pt"/>
    </style:style>
    <style:style style:name="P42" style:family="paragraph" style:parent-style-name="List_20_Paragraph" style:list-style-name="L7"/>
    <style:style style:name="P43" style:family="paragraph" style:parent-style-name="List_20_Paragraph" style:list-style-name="L8"/>
    <style:style style:name="P44" style:family="paragraph" style:parent-style-name="List_20_Paragraph" style:list-style-name="L8">
      <style:text-properties fo:color="#000000" loext:opacity="100%" fo:font-size="12.5pt" style:font-size-asian="12.5pt" style:font-size-complex="12.5pt"/>
    </style:style>
    <style:style style:name="P45" style:family="paragraph" style:parent-style-name="List_20_Paragraph" style:list-style-name="L9"/>
    <style:style style:name="P46" style:family="paragraph" style:parent-style-name="List_20_Paragraph" style:list-style-name="L10">
      <style:paragraph-properties fo:margin-top="0.423cm" fo:margin-bottom="0.212cm" style:contextual-spacing="false" fo:hyphenation-ladder-count="no-limit"/>
      <style:text-properties officeooo:paragraph-rsid="00331aef" fo:hyphenate="true" loext:hyphenation-no-caps="false" loext:hyphenation-no-last-word="false" loext:hyphenation-word-char-count="no-limit" loext:hyphenation-zone="no-limit"/>
    </style:style>
    <style:style style:name="P47"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8" style:family="paragraph" style:parent-style-name="Normal" style:list-style-name="L3"/>
    <style:style style:name="P49" style:family="paragraph" style:parent-style-name="Normal">
      <style:paragraph-properties fo:margin-top="0cm" fo:margin-bottom="0.212cm" style:contextual-spacing="false" fo:text-align="justify" style:justify-single-word="false" fo:hyphenation-ladder-count="no-limit"/>
      <style:text-properties fo:font-size="13pt" fo:font-weight="bold" officeooo:paragraph-rsid="00331aef" style:font-name-asian="Times New Roman" style:font-size-asian="13pt" style:font-weight-asian="bold" style:font-name-complex="Calibri" style:font-size-complex="13pt" fo:hyphenate="true" loext:hyphenation-no-caps="false" loext:hyphenation-no-last-word="false" loext:hyphenation-word-char-count="no-limit" loext:hyphenation-zone="no-limit"/>
    </style:style>
    <style:style style:name="P50" style:family="paragraph" style:parent-style-name="Normal" style:list-style-name="">
      <style:paragraph-properties fo:margin-top="0cm" fo:margin-bottom="0.212cm" style:contextual-spacing="false" fo:text-align="justify" style:justify-single-word="false" fo:hyphenation-ladder-count="no-limit"/>
      <style:text-properties officeooo:paragraph-rsid="00331aef" fo:hyphenate="true" loext:hyphenation-no-caps="false" loext:hyphenation-no-last-word="false" loext:hyphenation-word-char-count="no-limit" loext:hyphenation-zone="no-limit"/>
    </style:style>
    <style:style style:name="P51" style:family="paragraph" style:parent-style-name="Normal">
      <style:text-properties officeooo:paragraph-rsid="003625bf"/>
    </style:style>
    <style:style style:name="P52" style:family="paragraph" style:parent-style-name="Standard" style:list-style-name="L9">
      <style:text-properties fo:font-variant="normal" fo:text-transform="none" fo:color="#ffffff" loext:opacity="100%" style:font-name="apple-system" fo:font-size="7.94999980926514pt" fo:letter-spacing="normal" fo:font-style="normal" fo:font-weight="normal" style:font-size-asian="12.5pt" style:font-size-complex="12.5pt"/>
    </style:style>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00000" loext:opacity="100%" fo:font-size="12.5pt" officeooo:rsid="002e0e9b" style:font-size-asian="12.5pt" style:font-size-complex="12.5pt"/>
    </style:style>
    <style:style style:name="T12" style:family="text">
      <style:text-properties fo:color="#000000" loext:opacity="100%" fo:font-size="12.5pt" fo:font-weight="normal" style:font-size-asian="12.5pt" style:font-weight-asian="normal" style:font-name-complex="Calibri" style:font-size-complex="12.5pt" style:font-weight-complex="normal"/>
    </style:style>
    <style:style style:name="T13" style:family="text">
      <style:text-properties fo:color="#0f27b1" loext:opacity="100%" fo:font-size="12.5pt" fo:font-weight="bold" style:font-size-asian="12.5pt" style:font-weight-asian="bold" style:font-size-complex="12.5pt" style:font-weight-complex="bold"/>
    </style:style>
    <style:style style:name="T14" style:family="text">
      <style:text-properties fo:font-size="12.5pt" style:font-size-asian="12.5pt" style:font-size-complex="12.5pt"/>
    </style:style>
    <style:style style:name="T15" style:family="text">
      <style:text-properties fo:font-size="12.5pt" officeooo:rsid="0035cc4b" style:font-size-asian="12.5pt" style:font-size-complex="12.5pt"/>
    </style:style>
    <style:style style:name="T16" style:family="text">
      <style:text-properties fo:font-size="12.5pt" style:font-name-asian="Times New Roman" style:font-size-asian="12.5pt" style:language-asian="en" style:country-asian="GB" style:font-name-complex="Calibri" style:font-size-complex="12.5pt"/>
    </style:style>
    <style:style style:name="T17" style:family="text">
      <style:text-properties fo:font-size="12.5pt" style:text-underline-style="solid" style:text-underline-width="auto" style:text-underline-color="font-color" style:text-underline-mode="continuous" style:text-overline-mode="continuous" style:text-line-through-mode="continuous" style:font-name-asian="Times New Roman" style:font-size-asian="12.5pt" style:language-asian="en" style:country-asian="GB" style:font-name-complex="Calibri" style:font-size-complex="12.5pt"/>
    </style:style>
    <style:style style:name="T18" style:family="text">
      <style:text-properties fo:font-weight="bold" style:font-weight-asian="bold"/>
    </style:style>
    <style:style style:name="T19" style:family="text">
      <style:text-properties officeooo:rsid="000fb113"/>
    </style:style>
    <style:style style:name="T20" style:family="text">
      <style:text-properties officeooo:rsid="001cc05e"/>
    </style:style>
    <style:style style:name="T21" style:family="text">
      <style:text-properties fo:font-size="12pt" style:font-size-asian="12pt" style:font-size-complex="12pt"/>
    </style:style>
    <style:style style:name="T22" style:family="text">
      <style:text-properties style:font-name-asian="Times New Roman" style:language-asian="en" style:country-asian="GB" style:font-name-complex="Calibri"/>
    </style:style>
    <style:style style:name="T23" style:family="text">
      <style:text-properties officeooo:rsid="0035cc4b"/>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8">«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3">«Insert Event id»</text:span></text:span><text:bookmark-end text:name="_Hlk926850621"/><text:bookmark-end text:name="_Hlk92685062"/></text:p>
      <text:p text:style-name="P8"/>
      <text:p text:style-name="P4"/>
      <text:p text:style-name="P5">in relation to</text:p>
      <text:p text:style-name="P3"><text:span text:style-name="Default_20_Paragraph_20_Font"><text:span text:style-name="T5">«Insert Lot id» «Insert Lot Name»</text:span></text:span></text:p>
      <text:p text:style-name="P9">«Insert Commercial Agreement name» («Insert Commercial Agreement id»)</text:p>
      <text:p text:style-name="P4"/>
      <text:p text:style-name="P4"/>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6"/>
      <text:p text:style-name="Normal"/>
      <text:h text:style-name="TOC_20_Heading" text:outline-level="1"><text:bookmark-start text:name="_Toc92690846"/><text:bookmark-start text:name="_Toc111479394"/><text:bookmark-start text:name="_Toc111628277"/><text:bookmark-start text:name="_Toc111647076"/>Contents<text:bookmark-end text:name="_Toc92690846"/><text:bookmark-end text:name="_Toc111479394"/><text:bookmark-end text:name="_Toc111628277"/><text:bookmark-end text:name="_Toc111647076"/></text:h>
      <text:p text:style-name="P18"/>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Toc111647076" office:target-frame-name="_top" xlink:show="replace" text:style-name="Internet_20_link" text:visited-style-name="Visited_20_Internet_20_Link"><text:span text:style-name="Hyperlink"><text:span text:style-name="T14">Contents</text:span></text:span><text:span text:style-name="Default_20_Paragraph_20_Font"><text:span text:style-name="T14"><text:tab/>2</text:span></text:span></text:a></text:p>
          <text:p text:style-name="P19"><text:a xlink:type="simple" xlink:href="#_Toc111647077" office:target-frame-name="_top" xlink:show="replace" text:style-name="Internet_20_link" text:visited-style-name="Visited_20_Internet_20_Link"><text:span text:style-name="Hyperlink"><text:span text:style-name="T14">What you need to know</text:span></text:span><text:span text:style-name="Default_20_Paragraph_20_Font"><text:span text:style-name="T14"><text:tab/>3</text:span></text:span></text:a></text:p>
          <text:p text:style-name="P20"><text:a xlink:type="simple" xlink:href="#_Toc111647078" office:target-frame-name="_top" xlink:show="replace" text:style-name="Internet_20_link" text:visited-style-name="Visited_20_Internet_20_Link"><text:span text:style-name="Hyperlink"><text:span text:style-name="T14">What ‘we’ and ‘you’ means:</text:span></text:span><text:span text:style-name="Default_20_Paragraph_20_Font"><text:span text:style-name="T14"><text:tab/>3</text:span></text:span></text:a></text:p>
          <text:p text:style-name="P20"><text:a xlink:type="simple" xlink:href="#_Toc111647079" office:target-frame-name="_top" xlink:show="replace" text:style-name="Internet_20_link" text:visited-style-name="Visited_20_Internet_20_Link"><text:span text:style-name="Hyperlink"><text:span text:style-name="T14">EoI scope</text:span></text:span><text:span text:style-name="Default_20_Paragraph_20_Font"><text:span text:style-name="T14"><text:tab/>3</text:span></text:span></text:a></text:p>
          <text:p text:style-name="P19"><text:a xlink:type="simple" xlink:href="#_Toc111647080" office:target-frame-name="_top" xlink:show="replace" text:style-name="Internet_20_link" text:visited-style-name="Visited_20_Internet_20_Link"><text:span text:style-name="Hyperlink"><text:span text:style-name="T14">Background to the requirement</text:span></text:span><text:span text:style-name="Default_20_Paragraph_20_Font"><text:span text:style-name="T14"><text:tab/>4</text:span></text:span></text:a></text:p>
          <text:p text:style-name="P20"><text:a xlink:type="simple" xlink:href="#_Toc111647081" office:target-frame-name="_top" xlink:show="replace" text:style-name="Internet_20_link" text:visited-style-name="Visited_20_Internet_20_Link"><text:span text:style-name="Hyperlink"><text:span text:style-name="T14">General</text:span></text:span><text:span text:style-name="Default_20_Paragraph_20_Font"><text:span text:style-name="T14"><text:tab/>4</text:span></text:span></text:a></text:p>
          <text:p text:style-name="P20"><text:a xlink:type="simple" xlink:href="#_Toc111647082" office:target-frame-name="_top" xlink:show="replace" text:style-name="Internet_20_link" text:visited-style-name="Visited_20_Internet_20_Link"><text:span text:style-name="Hyperlink"><text:span text:style-name="T14">Location of work</text:span></text:span><text:span text:style-name="Default_20_Paragraph_20_Font"><text:span text:style-name="T14"><text:tab/>4</text:span></text:span></text:a></text:p>
          <text:p text:style-name="P20"><text:a xlink:type="simple" xlink:href="#_Toc111647083" office:target-frame-name="_top" xlink:show="replace" text:style-name="Internet_20_link" text:visited-style-name="Visited_20_Internet_20_Link"><text:span text:style-name="Hyperlink"><text:span text:style-name="T14">Security and vetting requirements</text:span></text:span><text:span text:style-name="Default_20_Paragraph_20_Font"><text:span text:style-name="T14"><text:tab/>4</text:span></text:span></text:a></text:p>
          <text:p text:style-name="P20"><text:a xlink:type="simple" xlink:href="#_Toc111647084" office:target-frame-name="_top" xlink:show="replace" text:style-name="Internet_20_link" text:visited-style-name="Visited_20_Internet_20_Link"><text:span text:style-name="Hyperlink"><text:span text:style-name="T14">Type of products or services</text:span></text:span><text:span text:style-name="Default_20_Paragraph_20_Font"><text:span text:style-name="T14"><text:tab/>4</text:span></text:span></text:a></text:p>
          <text:p text:style-name="P19"><text:a xlink:type="simple" xlink:href="#_Toc111647085" office:target-frame-name="_top" xlink:show="replace" text:style-name="Internet_20_link" text:visited-style-name="Visited_20_Internet_20_Link"><text:span text:style-name="Hyperlink"><text:span text:style-name="T14">The requirements</text:span></text:span><text:span text:style-name="Default_20_Paragraph_20_Font"><text:span text:style-name="T14"><text:tab/>5</text:span></text:span></text:a></text:p>
          <text:p text:style-name="P20"><text:a xlink:type="simple" xlink:href="#_Toc111647086" office:target-frame-name="_top" xlink:show="replace" text:style-name="Internet_20_link" text:visited-style-name="Visited_20_Internet_20_Link"><text:span text:style-name="Hyperlink"><text:span text:style-name="T14">Project objectives</text:span></text:span><text:span text:style-name="Default_20_Paragraph_20_Font"><text:span text:style-name="T14"><text:tab/>5</text:span></text:span></text:a></text:p>
          <text:p text:style-name="P20"><text:a xlink:type="simple" xlink:href="#_Toc111647087" office:target-frame-name="_top" xlink:show="replace" text:style-name="Internet_20_link" text:visited-style-name="Visited_20_Internet_20_Link"><text:span text:style-name="Hyperlink"><text:span text:style-name="T14">Project scope</text:span></text:span><text:span text:style-name="Default_20_Paragraph_20_Font"><text:span text:style-name="T14"><text:tab/>5</text:span></text:span></text:a></text:p>
          <text:p text:style-name="P20"><text:a xlink:type="simple" xlink:href="#_Toc111647088" office:target-frame-name="_top" xlink:show="replace" text:style-name="Internet_20_link" text:visited-style-name="Visited_20_Internet_20_Link"><text:span text:style-name="Hyperlink"><text:span text:style-name="T14">Project term</text:span></text:span><text:span text:style-name="Default_20_Paragraph_20_Font"><text:span text:style-name="T14"><text:tab/>5</text:span></text:span></text:a></text:p>
          <text:p text:style-name="P20"><text:a xlink:type="simple" xlink:href="#_Toc111647089" office:target-frame-name="_top" xlink:show="replace" text:style-name="Internet_20_link" text:visited-style-name="Visited_20_Internet_20_Link"><text:span text:style-name="Hyperlink"><text:span text:style-name="T14">Project budget</text:span></text:span><text:span text:style-name="Default_20_Paragraph_20_Font"><text:span text:style-name="T14"><text:tab/>5</text:span></text:span></text:a></text:p>
          <text:p text:style-name="P20"><text:a xlink:type="simple" xlink:href="#_Toc111647090" office:target-frame-name="_top" xlink:show="replace" text:style-name="Internet_20_link" text:visited-style-name="Visited_20_Internet_20_Link"><text:span text:style-name="Hyperlink"><text:span text:style-name="T14">Special terms and conditions</text:span></text:span><text:span text:style-name="Default_20_Paragraph_20_Font"><text:span text:style-name="T14"><text:tab/>5</text:span></text:span></text:a></text:p>
          <text:p text:style-name="P19"><text:a xlink:type="simple" xlink:href="#_Toc111647091" office:target-frame-name="_top" xlink:show="replace" text:style-name="Internet_20_link" text:visited-style-name="Visited_20_Internet_20_Link"><text:span text:style-name="Hyperlink"><text:span text:style-name="T14">Timelines for EoI</text:span></text:span><text:span text:style-name="Default_20_Paragraph_20_Font"><text:span text:style-name="T14"><text:tab/>6</text:span></text:span></text:a></text:p>
          <text:p text:style-name="P20"><text:a xlink:type="simple" xlink:href="#_Toc111647092" office:target-frame-name="_top" xlink:show="replace" text:style-name="Internet_20_link" text:visited-style-name="Visited_20_Internet_20_Link"><text:span text:style-name="Hyperlink"><text:span text:style-name="T14">When and how to ask clarification questions</text:span></text:span><text:span text:style-name="Default_20_Paragraph_20_Font"><text:span text:style-name="T14"><text:tab/>6</text:span></text:span></text:a></text:p>
          <text:p text:style-name="P19"><text:a xlink:type="simple" xlink:href="#_Toc111647093" office:target-frame-name="_top" xlink:show="replace" text:style-name="Internet_20_link" text:visited-style-name="Visited_20_Internet_20_Link"><text:span text:style-name="Hyperlink"><text:span text:style-name="T14">Other</text:span></text:span><text:span text:style-name="Default_20_Paragraph_20_Font"><text:span text:style-name="T14"><text:tab/>7</text:span></text:span></text:a></text:p>
          <text:p text:style-name="P20"><text:a xlink:type="simple" xlink:href="#_Toc111647094" office:target-frame-name="_top" xlink:show="replace" text:style-name="Internet_20_link" text:visited-style-name="Visited_20_Internet_20_Link"><text:span text:style-name="Hyperlink"><text:span text:style-name="T14">EoI costs</text:span></text:span><text:span text:style-name="Default_20_Paragraph_20_Font"><text:span text:style-name="T14"><text:tab/>7</text:span></text:span></text:a></text:p>
          <text:p text:style-name="P20"><text:a xlink:type="simple" xlink:href="#_Toc111647095" office:target-frame-name="_top" xlink:show="replace" text:style-name="Internet_20_link" text:visited-style-name="Visited_20_Internet_20_Link"><text:span text:style-name="Hyperlink"><text:span text:style-name="T14">Right to cancel or vary this EoI</text:span></text:span><text:span text:style-name="Default_20_Paragraph_20_Font"><text:span text:style-name="T14"><text:tab/>7</text:span></text:span></text:a></text:p>
          <text:p text:style-name="P20"><text:a xlink:type="simple" xlink:href="#_Toc111647096" office:target-frame-name="_top" xlink:show="replace" text:style-name="Internet_20_link" text:visited-style-name="Visited_20_Internet_20_Link"><text:span text:style-name="Hyperlink"><text:span text:style-name="T14">Right to confirm or request updated EoI</text:span></text:span><text:span text:style-name="Default_20_Paragraph_20_Font"><text:span text:style-name="T14"><text:tab/>7</text:span></text:span></text:a></text:p>
          <text:p text:style-name="P20"><text:a xlink:type="simple" xlink:href="#_Toc111647097" office:target-frame-name="_top" xlink:show="replace" text:style-name="Internet_20_link" text:visited-style-name="Visited_20_Internet_20_Link"><text:span text:style-name="Hyperlink"><text:span text:style-name="T14">Conduct – Specific obligations</text:span></text:span><text:span text:style-name="Default_20_Paragraph_20_Font"><text:span text:style-name="T14"><text:tab/>7</text:span></text:span></text:a></text:p>
          <text:p text:style-name="P20"><text:a xlink:type="simple" xlink:href="#_Toc111647098" office:target-frame-name="_top" xlink:show="replace" text:style-name="Internet_20_link" text:visited-style-name="Visited_20_Internet_20_Link"><text:span text:style-name="Hyperlink"><text:span text:style-name="T14">Notices to organisations</text:span></text:span><text:span text:style-name="Default_20_Paragraph_20_Font"><text:span text:style-name="T14"><text:tab/>7</text:span></text:span></text:a></text:p>
          <text:p text:style-name="P20"><text:a xlink:type="simple" xlink:href="#_Toc111647099" office:target-frame-name="_top" xlink:show="replace" text:style-name="Internet_20_link" text:visited-style-name="Visited_20_Internet_20_Link"><text:span text:style-name="Hyperlink"><text:span text:style-name="T14">Confidentiality</text:span></text:span><text:span text:style-name="Default_20_Paragraph_20_Font"><text:span text:style-name="T14"><text:tab/>8</text:span></text:span></text:a></text:p>
          <text:p text:style-name="P19"><text:a xlink:type="simple" xlink:href="#_Toc111647100" office:target-frame-name="_top" xlink:show="replace" text:style-name="Internet_20_link" text:visited-style-name="Visited_20_Internet_20_Link"><text:span text:style-name="Hyperlink"><text:span text:style-name="T14">Appendix - Glossary</text:span></text:span><text:span text:style-name="Default_20_Paragraph_20_Font"><text:span text:style-name="T14"><text:tab/>9</text:span></text:span></text:a></text:p>
        </text:index-body>
      </text:table-of-content>
      <text:p text:style-name="Normal"/>
      <text:p text:style-name="Normal"/>
      <text:p text:style-name="P17"/>
      <text:p text:style-name="P16"/>
      <text:h text:style-name="Heading_20_1" text:outline-level="1"><text:bookmark-start text:name="_Toc92688237"/><text:bookmark-start text:name="_Toc92690847"/><text:bookmark-start text:name="_Toc111479395"/><text:bookmark-start text:name="_Toc111628278"/><text:bookmark-start text:name="_Toc111647077"/>What you need to know<text:bookmark-end text:name="_Toc92688237"/><text:bookmark-end text:name="_Toc92690847"/><text:bookmark-end text:name="_Toc111479395"/><text:bookmark-end text:name="_Toc111628278"/><text:bookmark-end text:name="_Toc111647077"/><text:line-break/></text:h>
      <text:h text:style-name="Heading_20_2" text:outline-level="2"><text:bookmark-start text:name="_Toc92688238"/><text:bookmark-start text:name="_Toc92690848"/><text:bookmark-start text:name="_Toc111479396"/><text:bookmark-start text:name="_Toc111628279"/><text:bookmark-start text:name="_Toc111647078"/>What ‘we’ and ‘you’ means:<text:bookmark-end text:name="_Toc92688238"/><text:bookmark-end text:name="_Toc92690848"/><text:bookmark-end text:name="_Toc111479396"/><text:bookmark-end text:name="_Toc111628279"/><text:bookmark-end text:name="_Toc111647078"/></text:h>
      <text:list text:style-name="L1">
        <text:list-item>
          <text:p text:style-name="P36"><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0">(the ‘Buyer’)</text:span></text:span></text:p>
        </text:list-item>
        <text:list-item>
          <text:p text:style-name="P36"><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36"><text:span text:style-name="Default_20_Paragraph_20_Font"><text:span text:style-name="T10">When we use ‘you’ or ‘your’ we mean your organisation, or the organisation you represent, in completing this Expression of Interest (EoI).</text:span></text:span></text:p>
        </text:list-item>
        <text:list-item>
          <text:p text:style-name="P36"><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92690849"/><text:bookmark-start text:name="_Toc111479397"/><text:bookmark-start text:name="_Toc111628280"/><text:bookmark-start text:name="_Toc111647079"/>EoI scope<text:bookmark-end text:name="_Toc92688239"/><text:bookmark-end text:name="_Toc92690849"/><text:bookmark-end text:name="_Toc111479397"/><text:bookmark-end text:name="_Toc111628280"/><text:bookmark-end text:name="_Toc111647079"/></text:h>
      <text:list text:style-name="L2">
        <text:list-item>
          <text:p text:style-name="P37"><text:span text:style-name="Default_20_Paragraph_20_Font"><text:span text:style-name="T10">The buyer would like to understand your interest in providing the goods and/or services below.</text:span></text:span></text:p>
        </text:list-item>
        <text:list-item>
          <text:p text:style-name="P37"><text:span text:style-name="Default_20_Paragraph_20_Font"><text:span text:style-name="T10">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0"> in </text:span></text:span><text:span text:style-name="Default_20_Paragraph_20_Font"><text:span text:style-name="T11">the</text:span></text:span><text:span text:style-name="Default_20_Paragraph_20_Font"><text:span text:style-name="T10"> Crown Commercial Service eSourcing platform.</text:span></text:span></text:p>
        </text:list-item>
        <text:list-item>
          <text:p text:style-name="P37"><text:span text:style-name="Default_20_Paragraph_20_Font"><text:span text:style-name="T10">If you do not respond to this EOI by the deadline for submitting a response this will exclude you from the bidding process for this project.</text:span></text:span></text:p>
        </text:list-item>
        <text:list-item>
          <text:p text:style-name="P37"><text:span text:style-name="Default_20_Paragraph_20_Font"><text:span text:style-name="T10">If you are not interested, it is requested that a reason be submitted as this is valuable feedback for the Buyer to consider.</text:span></text:span></text:p>
        </text:list-item>
      </text:list>
      <text:p text:style-name="Normal"/>
      <text:p text:style-name="P16"/>
      <text:h text:style-name="Heading_20_1" text:outline-level="1"><text:bookmark-start text:name="_Toc92688240"/><text:bookmark-start text:name="_Toc92690850"/><text:bookmark-start text:name="_Toc111479398"/><text:bookmark-start text:name="_Toc111628281"/><text:bookmark-start text:name="_Toc111647080"/>Background to the requirement<text:bookmark-end text:name="_Toc92688240"/><text:bookmark-end text:name="_Toc92690850"/><text:bookmark-end text:name="_Toc111479398"/><text:bookmark-end text:name="_Toc111628281"/><text:bookmark-end text:name="_Toc111647080"/></text:h>
      <text:h text:style-name="Heading_20_2" text:outline-level="2"><text:bookmark-start text:name="_Toc92688241"/><text:bookmark-start text:name="_Toc92690851"/><text:bookmark-start text:name="_Toc111479399"/><text:bookmark-start text:name="_Toc111628282"/><text:bookmark-start text:name="_Toc111647081"/>General<text:bookmark-end text:name="_Toc92688241"/><text:bookmark-end text:name="_Toc92690851"/><text:bookmark-end text:name="_Toc111479399"/><text:bookmark-end text:name="_Toc111628282"/><text:bookmark-end text:name="_Toc111647081"/></text:h>
      <text:p text:style-name="P10">«Insert Background Statement»</text:p>
      <text:p text:style-name="P21"/>
      <text:h text:style-name="Heading_20_2" text:outline-level="2"><text:bookmark-start text:name="_Toc92688242"/><text:bookmark-start text:name="_Toc92690852"/><text:bookmark-start text:name="_Toc111479400"/><text:bookmark-start text:name="_Toc111628283"/><text:bookmark-start text:name="_Toc111647082"/>Location of work<text:bookmark-end text:name="_Toc92688242"/><text:bookmark-end text:name="_Toc92690852"/><text:bookmark-end text:name="_Toc111479400"/><text:bookmark-end text:name="_Toc111628283"/><text:bookmark-end text:name="_Toc111647082"/></text:h>
      <text:p text:style-name="P22">The work will be performed from:</text:p>
      <text:list text:style-name="L3">
        <text:list-item>
          <text:p text:style-name="P48"><text:span text:style-name="Default_20_Paragraph_20_Font"><text:span text:style-name="T6">«Insert Locations #1 to #n»</text:span></text:span><text:line-break/></text:p>
        </text:list-item>
      </text:list>
      <text:h text:style-name="P33" text:outline-level="2"><text:bookmark-start text:name="_Toc111647083"/><text:bookmark-start text:name="_Toc111628284"/><text:bookmark-start text:name="_Toc111479401"/><text:bookmark-start text:name="_Toc92690853"/><text:bookmark-start text:name="_Toc92688243"/>Security and vetting requirements<text:bookmark-end text:name="_Toc111647083"/><text:bookmark-end text:name="_Toc111628284"/><text:bookmark-end text:name="_Toc111479401"/><text:bookmark-end text:name="_Toc92690853"/><text:bookmark-end text:name="_Toc92688243"/> <text:span text:style-name="T23">of </text:span><text:span text:style-name="Default_20_Paragraph_20_Font"><text:span text:style-name="T15">some (potentially all) staff engaged in the work</text:span></text:span></text:h>
      <text:p text:style-name="P51"><text:span text:style-name="Default_20_Paragraph_20_Font"><text:span text:style-name="T6">«Insert Highest Vetting Level» </text:span></text:span></text:p>
      <text:p text:style-name="Normal"/>
      <text:h text:style-name="Heading_20_2" text:outline-level="2"><text:bookmark-start text:name="_Toc92690854"/><text:bookmark-start text:name="_Toc111479402"/><text:bookmark-start text:name="_Toc111628285"/><text:bookmark-start text:name="_Toc111647084"/>Type of products or services<text:bookmark-end text:name="_Toc92690854"/><text:bookmark-end text:name="_Toc111479402"/><text:bookmark-end text:name="_Toc111628285"/><text:bookmark-end text:name="_Toc111647084"/></text:h>
      <text:p text:style-name="P11">«Insert New, Replacement or Not Sure»</text:p>
      <text:p text:style-name="P11">«Conditional content, based on Binary Y/N»</text:p>
      <text:p text:style-name="Normal"/>
      <text:p text:style-name="Normal"/>
      <text:p text:style-name="Normal"/>
      <text:p text:style-name="P16"/>
      <text:h text:style-name="Heading_20_1" text:outline-level="1"><text:bookmark-start text:name="_Toc92688244"/><text:bookmark-start text:name="_Toc92690855"/><text:bookmark-start text:name="_Toc111479403"/><text:bookmark-start text:name="_Toc111628286"/><text:bookmark-start text:name="_Toc111647085"/>The require<text:bookmark-end text:name="_Toc92688244"/>ments<text:bookmark-end text:name="_Toc92690855"/><text:bookmark-end text:name="_Toc111479403"/><text:bookmark-end text:name="_Toc111628286"/><text:bookmark-end text:name="_Toc111647085"/></text:h>
      <text:h text:style-name="Heading_20_2" text:outline-level="2"><text:bookmark-start text:name="_Toc92690856"/><text:bookmark-start text:name="_Toc111479404"/><text:bookmark-start text:name="_Toc111628287"/><text:bookmark-start text:name="_Toc111647086"/>Project objectives<text:bookmark-end text:name="_Toc92690856"/><text:bookmark-end text:name="_Toc111479404"/><text:bookmark-end text:name="_Toc111628287"/><text:bookmark-end text:name="_Toc111647086"/></text:h>
      <text:list xml:id="list1431487578" text:style-name="L4">
        <text:list-item>
          <text:p text:style-name="P38">«Insert Objective #1 of n»</text:p>
        </text:list-item>
      </text:list>
      <text:p text:style-name="Normal"/>
      <text:h text:style-name="Heading_20_2" text:outline-level="2"><text:bookmark-start text:name="_Toc92690857"/><text:bookmark-start text:name="_Toc111479405"/><text:bookmark-start text:name="_Toc111628288"/><text:bookmark-start text:name="_Toc111647087"/>Project scope<text:bookmark-end text:name="_Toc92690857"/><text:bookmark-end text:name="_Toc111479405"/><text:bookmark-end text:name="_Toc111628288"/><text:bookmark-end text:name="_Toc111647087"/></text:h>
      <text:list xml:id="list163129134930789" text:continue-numbering="true" text:style-name="L4">
        <text:list-item>
          <text:p text:style-name="P38">«Insert Scope #1 of n»</text:p>
        </text:list-item>
      </text:list>
      <text:p text:style-name="Normal"/>
      <text:h text:style-name="Heading_20_2" text:outline-level="2"><text:bookmark-start text:name="_Toc92690858"/><text:bookmark-start text:name="_Toc111479406"/><text:bookmark-start text:name="_Toc111628289"/><text:bookmark-start text:name="_Toc111647088"/>Project term<text:bookmark-end text:name="_Toc92690858"/><text:bookmark-end text:name="_Toc111479406"/><text:bookmark-end text:name="_Toc111628289"/><text:bookmark-end text:name="_Toc111647088"/></text:h>
      <text:p text:style-name="Normal"><text:span text:style-name="Default_20_Paragraph_20_Font"><text:span text:style-name="T10">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12">We expect the contract to run for the following duration: </text:span></text:span><text:span text:style-name="Default_20_Paragraph_20_Font"><text:span text:style-name="T6">«Insert Project Term Duration»</text:span></text:span></text:p>
      <text:p text:style-name="P7"/>
      <text:h text:style-name="Heading_20_2" text:outline-level="2"><text:bookmark-start text:name="_Toc92690859"/><text:bookmark-start text:name="_Toc111479407"/><text:bookmark-start text:name="_Toc111628290"/><text:bookmark-start text:name="_Toc111647089"/>Project budget<text:bookmark-end text:name="_Toc92690859"/><text:bookmark-end text:name="_Toc111479407"/><text:bookmark-end text:name="_Toc111628290"/><text:bookmark-end text:name="_Toc111647089"/></text:h>
      <text:p text:style-name="P11">«<text:span text:style-name="T20">Conditional </text:span>Insert Project Term Budget max»</text:p>
      <text:p text:style-name="P13">«<text:span text:style-name="T20">Conditional </text:span>Insert Project Term Budget min»</text:p>
      <text:p text:style-name="P7"/>
      <text:h text:style-name="Heading_20_2" text:outline-level="2"><text:bookmark-start text:name="_Toc92690860"/><text:bookmark-start text:name="_Toc111479408"/><text:bookmark-start text:name="_Toc111628291"/><text:bookmark-start text:name="_Toc111647090"/>Special terms and conditions<text:bookmark-end text:name="_Toc92690860"/><text:bookmark-end text:name="_Toc111479408"/><text:bookmark-end text:name="_Toc111628291"/><text:bookmark-end text:name="_Toc111647090"/></text:h>
      <text:p text:style-name="P28"/>
      <table:table table:name="TERMS" table:style-name="TERMS">
        <table:table-column table:style-name="TERMS.A"/>
        <table:table-column table:style-name="TERMS.B"/>
        <table:table-row>
          <table:table-cell table:style-name="TERMS.A1" office:value-type="string">
            <text:p text:style-name="P25">Special Terms / Conditions</text:p>
          </table:table-cell>
          <table:table-cell table:style-name="TERMS.A1" office:value-type="string">
            <text:p text:style-name="P25">Description</text:p>
          </table:table-cell>
        </table:table-row>
        <table:table-row table:style-name="TERMS.2">
          <table:table-cell table:style-name="TERMS.A1" office:value-type="string">
            <text:h text:style-name="P34" text:outline-level="3">«Insert Special T&amp;C Title #1 of n»</text:h>
          </table:table-cell>
          <table:table-cell table:style-name="TERMS.A1" office:value-type="string">
            <text:p text:style-name="P15">«Insert Special T&amp;C Description #1 of n»</text:p>
            <text:p text:style-name="P14"/>
          </table:table-cell>
        </table:table-row>
      </table:table>
      <text:p text:style-name="P15"/>
      <text:h text:style-name="P35" text:outline-level="3"/>
      <text:p text:style-name="P16"/>
      <text:h text:style-name="Heading_20_1" text:outline-level="1"><text:bookmark-start text:name="_Toc92688245"/><text:bookmark-start text:name="_Toc92690861"/><text:bookmark-start text:name="_Toc111479409"/><text:bookmark-start text:name="_Toc111628292"/><text:bookmark-start text:name="_Toc111647091"/>Timelines for EoI<text:bookmark-end text:name="_Toc92688245"/><text:bookmark-end text:name="_Toc92690861"/><text:bookmark-end text:name="_Toc111479409"/><text:bookmark-end text:name="_Toc111628292"/><text:bookmark-end text:name="_Toc111647091"/><text:line-break/></text:h>
      <text:p text:style-name="P6">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24">Time / Date</text:p>
          </table:table-cell>
          <table:table-cell table:style-name="Table1.A1" office:value-type="string">
            <text:p text:style-name="P24">Activity</text:p>
          </table:table-cell>
        </table:table-row>
        <table:table-row>
          <table:table-cell table:style-name="Table1.A1" office:value-type="string">
            <text:p text:style-name="P12">«Insert Current Date, Month, Year»</text:p>
          </table:table-cell>
          <table:table-cell table:style-name="Table1.A1" office:value-type="string">
            <text:p text:style-name="P23">Date on which the EoI was published</text:p>
          </table:table-cell>
        </table:table-row>
        <table:table-row>
          <table:table-cell table:style-name="Table1.A1" office:value-type="string">
            <text:p text:style-name="P12">«Insert Time, Date, Month, Year of #1»</text:p>
          </table:table-cell>
          <table:table-cell table:style-name="Table1.A1" office:value-type="string">
            <text:p text:style-name="P23">Clarification period ends</text:p>
          </table:table-cell>
        </table:table-row>
        <table:table-row>
          <table:table-cell table:style-name="Table1.A1" office:value-type="string">
            <text:p text:style-name="P12">«Insert Time, Date, Month, Year of #2»</text:p>
          </table:table-cell>
          <table:table-cell table:style-name="Table1.A1" office:value-type="string">
            <text:p text:style-name="P23">Deadline for the publication of responses to EoI Clarification questions</text:p>
          </table:table-cell>
        </table:table-row>
        <table:table-row>
          <table:table-cell table:style-name="Table1.A1" office:value-type="string">
            <text:p text:style-name="P12">«Insert Time, Date, Month, Year of #3»</text:p>
          </table:table-cell>
          <table:table-cell table:style-name="Table1.A1" office:value-type="string">
            <text:p text:style-name="P23">Deadline for submission of EoI Responses</text:p>
          </table:table-cell>
        </table:table-row>
      </table:table>
      <text:p text:style-name="Normal"/>
      <text:h text:style-name="Heading_20_2" text:outline-level="2"><text:bookmark-start text:name="_Toc92688246"/><text:bookmark-start text:name="_Toc92690862"/><text:bookmark-start text:name="_Toc111479410"/><text:bookmark-start text:name="_Toc111628293"/><text:bookmark-start text:name="_Toc111647092"/>When and how to ask clarification questions<text:bookmark-end text:name="_Toc92688246"/><text:bookmark-end text:name="_Toc92690862"/><text:bookmark-end text:name="_Toc111479410"/><text:bookmark-end text:name="_Toc111628293"/><text:bookmark-end text:name="_Toc111647092"/></text:h>
      <text:list text:style-name="L5">
        <text:list-item>
          <text:p text:style-name="P39"><text:span text:style-name="Default_20_Paragraph_20_Font"><text:span text:style-name="T10">We hope everything is clear after you’ve read this EoI document.</text:span></text:span></text:p>
        </text:list-item>
        <text:list-item>
          <text:p text:style-name="P39"><text:span text:style-name="Default_20_Paragraph_20_Font"><text:span text:style-name="T10">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39"><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9"><text:span text:style-name="Default_20_Paragraph_20_Font"><text:span text:style-name="T10">Responses will be published via the messaging system to all organisations who have registered their interest via the e-Sourcing Suite.</text:span></text:span></text:p>
        </text:list-item>
        <text:list-item>
          <text:p text:style-name="P39"><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39"><text:span text:style-name="Default_20_Paragraph_20_Font"><text:span text:style-name="T10">The Buyer will not enter into exclusive discussions regarding the requirements of this EoI with any organisation who have expressed an interest.</text:span></text:span></text:p>
        </text:list-item>
      </text:list>
      <text:p text:style-name="P16"/>
      <text:h text:style-name="Heading_20_1" text:outline-level="1"><text:bookmark-start text:name="_Toc92688247"/><text:bookmark-start text:name="_Toc92690863"/><text:bookmark-start text:name="_Toc111479411"/><text:bookmark-start text:name="_Toc111628294"/><text:bookmark-start text:name="_Toc111647093"/>Other<text:bookmark-end text:name="_Toc92688247"/><text:bookmark-end text:name="_Toc92690863"/><text:bookmark-end text:name="_Toc111479411"/><text:bookmark-end text:name="_Toc111628294"/><text:bookmark-end text:name="_Toc111647093"/></text:h>
      <text:h text:style-name="Heading_20_2" text:outline-level="2"><text:bookmark-start text:name="_Toc92688248"/><text:bookmark-start text:name="_Toc92690864"/><text:bookmark-start text:name="_Toc111479412"/><text:bookmark-start text:name="_Toc111628295"/><text:bookmark-start text:name="_Toc111647094"/><text:span text:style-name="Heading_20_2_20_Char"><text:span text:style-name="T18">EoI costs</text:span></text:span><text:bookmark-end text:name="_Toc92688248"/><text:bookmark-end text:name="_Toc92690864"/><text:bookmark-end text:name="_Toc111479412"/><text:bookmark-end text:name="_Toc111628295"/><text:bookmark-end text:name="_Toc111647094"/></text:h>
      <text:p text:style-name="P22">The Buyer will not reimburse any costs incurred in connection with the preparation and / or submission of the supplier EoI response.</text:p>
      <text:p text:style-name="Normal"/>
      <text:h text:style-name="Heading_20_2" text:outline-level="2"><text:bookmark-start text:name="_Toc92688249"/><text:bookmark-start text:name="_Toc92690865"/><text:bookmark-start text:name="_Toc111479413"/><text:bookmark-start text:name="_Toc111628296"/><text:bookmark-start text:name="_Toc111647095"/>Right to cancel or vary this EoI<text:bookmark-end text:name="_Toc92688249"/><text:bookmark-end text:name="_Toc92690865"/><text:bookmark-end text:name="_Toc111479413"/><text:bookmark-end text:name="_Toc111628296"/><text:bookmark-end text:name="_Toc111647095"/></text:h>
      <text:p text:style-name="P22">The Buyer reserves the right to:</text:p>
      <text:list text:style-name="L6">
        <text:list-item>
          <text:p text:style-name="P40">Change the basis of or the procedures for this EoI at any time; Amend, clarify, add to or withdraw all or any part of the EoI at any time, including varying any timetable or deadlines set out in the EoI; and:</text:p>
        </text:list-item>
        <text:list-item>
          <text:p text:style-name="P40">Cancel all or part of this EoI at any stage and at any time.</text:p>
        </text:list-item>
      </text:list>
      <text:p text:style-name="Normal"/>
      <text:h text:style-name="Heading_20_2" text:outline-level="2"><text:bookmark-start text:name="_Toc92688250"/><text:bookmark-start text:name="_Toc92690866"/><text:bookmark-start text:name="_Toc111479414"/><text:bookmark-start text:name="_Toc111628297"/><text:bookmark-start text:name="_Toc111647096"/>Right to confirm or request updated EoI<text:bookmark-end text:name="_Toc92688250"/><text:bookmark-end text:name="_Toc92690866"/><text:bookmark-end text:name="_Toc111479414"/><text:bookmark-end text:name="_Toc111628297"/><text:bookmark-end text:name="_Toc111647096"/></text:h>
      <text:list text:style-name="L7">
        <text:list-item>
          <text:p text:style-name="P42"><text:span text:style-name="Default_20_Paragraph_20_Font"><text:span text:style-name="T10">The Buyer reserves the right to require organisations to confirm that their EoI response remains accurate at all stages of the EoI process and/or to request updated Information.</text:span></text:span></text:p>
        </text:list-item>
        <text:list-item>
          <text:p text:style-name="P42"><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92690867"/><text:bookmark-start text:name="_Toc111479415"/><text:bookmark-start text:name="_Toc111628298"/><text:bookmark-start text:name="_Toc111647097"/>Conduct – Specific obligations<text:bookmark-end text:name="_Toc92688251"/><text:bookmark-end text:name="_Toc92690867"/><text:bookmark-end text:name="_Toc111479415"/><text:bookmark-end text:name="_Toc111628298"/><text:bookmark-end text:name="_Toc111647097"/></text:h>
      <text:p text:style-name="P22">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92688252"/><text:bookmark-start text:name="_Toc92690868"/><text:bookmark-start text:name="_Toc111479416"/><text:bookmark-start text:name="_Toc111628299"/><text:bookmark-start text:name="_Toc111647098"/>Notices to organisations<text:bookmark-end text:name="_Toc92688252"/><text:bookmark-end text:name="_Toc92690868"/><text:bookmark-end text:name="_Toc111479416"/><text:bookmark-end text:name="_Toc111628299"/><text:bookmark-end text:name="_Toc111647098"/></text:h>
      <text:list text:style-name="L8">
        <text:list-item>
          <text:p text:style-name="P43"><text:span text:style-name="Default_20_Paragraph_20_Font"><text:span text:style-name="T14">This EoI and any related documents referred to have been prepared by the Buyer</text:span></text:span><text:span text:style-name="Default_20_Paragraph_20_Font"><text:span text:style-name="T10"> to gather information</text:span></text:span></text:p>
        </text:list-item>
        <text:list-item>
          <text:p text:style-name="P44">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4">The EoI documents do not purport to be all inclusive or to contain all of the information that organisations may require</text:p>
        </text:list-item>
        <text:list-item>
          <text:p text:style-name="P44">Neither the Buyer or their advisors, (included but not limited to) the directors, officers, partners, employees, other staff, agents or advisers of any such body or person:</text:p>
          <text:list>
            <text:list-item>
              <text:p text:style-name="P44"><text:soft-page-break/>Makes any representation or warranty (express or implied) as to the accuracy, reasonableness or completeness of the EoI documents;</text:p>
            </text:list-item>
            <text:list-item>
              <text:p text:style-name="P44">Accepts any responsibility for the information contained in the EoI documents or for its fairness, accuracy or completeness; or</text:p>
            </text:list-item>
            <text:list-item>
              <text:p text:style-name="P44">Shall be liable for any loss or damage (other than in respect of fraudulent misrepresentation) arising as a result of reliance on such information or any subsequent communication</text:p>
            </text:list-item>
          </text:list>
        </text:list-item>
        <text:list-item>
          <text:p text:style-name="P44">Nothing in the EoI documents is, or should be, relied upon as a promise or a representation as to the Buyer's ultimate decisions in relation to the EoI</text:p>
        </text:list-item>
        <text:list-item>
          <text:p text:style-name="P44">The publication of the EoI documents in no way commits the Buyer to award any contract</text:p>
        </text:list-item>
      </text:list>
      <text:p text:style-name="Normal"/>
      <text:h text:style-name="Heading_20_2" text:outline-level="2"><text:bookmark-start text:name="_Toc92688253"/><text:bookmark-start text:name="_Toc92690869"/><text:bookmark-start text:name="_Toc111479417"/><text:bookmark-start text:name="_Toc111628300"/><text:bookmark-start text:name="_Toc111647099"/>Confidentiality<text:bookmark-end text:name="_Toc92688253"/><text:bookmark-end text:name="_Toc92690869"/><text:bookmark-end text:name="_Toc111479417"/><text:bookmark-end text:name="_Toc111628300"/><text:bookmark-end text:name="_Toc111647099"/></text:h>
      <text:list text:style-name="L9">
        <text:list-item>
          <text:p text:style-name="P41">The contents of the EoI are being made available by the Buyer on the conditions that the Supplier:</text:p>
          <text:list>
            <text:list-item>
              <text:p text:style-name="P41">Treats the EoI as confidential at all times, unless the information is already in the public domain</text:p>
            </text:list-item>
            <text:list-item>
              <text:p text:style-name="P45"><text:span text:style-name="T14">Does not disclose, copy, reproduce, distribute or pass any of the Information to any other person at any time or allow any of these things to happen, except where, and to the extent that, the Information has been published in accordance with </text:span><text:span text:style-name="T21">the Freedom of Information Act 2000</text:span></text:p>
            </text:list-item>
            <text:list-item>
              <text:p text:style-name="P52"/>
            </text:list-item>
            <text:list-item>
              <text:p text:style-name="P41">Only uses the Information for the purposes of preparing a Response (or deciding whether to respond)</text:p>
            </text:list-item>
            <text:list-item>
              <text:p text:style-name="P41">Does not undertake any promotional or similar activity related to this EoI within any section of the media</text:p>
            </text:list-item>
          </text:list>
        </text:list-item>
        <text:list-item>
          <text:p text:style-name="P41">The Supplier may disclose, distribute or pass any of the Information to its members of its Group of Economic Operators (if acting as a Lead Contact), Sub-Contractors, advisers or to any other person provided that:</text:p>
          <text:list>
            <text:list-item>
              <text:p text:style-name="P41">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1">It obtains the Buyer’s prior written consent in relation to such disclosure, distribution or passing of Information; or</text:p>
            </text:list-item>
            <text:list-item>
              <text:p text:style-name="P41">The disclosure is made for the sole purpose of obtaining legal advice from external lawyers in relation to this EoI;</text:p>
            </text:list-item>
            <text:list-item>
              <text:p text:style-name="P41">The organisation is legally required to make such a disclosure; or</text:p>
            </text:list-item>
            <text:list-item>
              <text:p text:style-name="P45"><text:soft-page-break/><text:span text:style-name="T14">The information has been published in accordance with </text:span><text:span text:style-name="T21">the Freedom of Information Act 2000</text:span></text:p>
            </text:list-item>
          </text:list>
        </text:list-item>
        <text:list-item>
          <text:p text:style-name="P41"><text:s/>The Buyer may disclose information submitted by organisations during this EoI to their officers, employees, agents or advisers or other government departments who are stakeholders in this EoI</text:p>
        </text:list-item>
      </text:list>
      <text:h text:style-name="P49" text:outline-level="1">Support Information</text:h>
      <text:list text:style-name="L10">
        <text:list-item>
          <text:p text:style-name="P46"><text:span text:style-name="Default_20_Paragraph_20_Font"><text:span text:style-name="T16">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17">https://gpsesourcing.cabinetoffice.gov.uk/sso/jsp/login.jsp</text:span></text:span></text:a><text:span text:style-name="Default_20_Paragraph_20_Font"><text:span text:style-name="T17">.)</text:span></text:span><text:span text:style-name="Default_20_Paragraph_20_Font"><text:span text:style-name="T16"> before contacting the e-Sourcing helpdesk.</text:span></text:span></text:p>
        </text:list-item>
      </text:list>
      <text:p text:style-name="P29"/>
      <table:table table:name="Table2" table:style-name="Table2">
        <table:table-column table:style-name="Table2.A"/>
        <table:table-column table:style-name="Table2.B"/>
        <table:table-row>
          <table:table-cell table:style-name="Table2.A1" table:number-columns-spanned="2" office:value-type="string">
            <text:p text:style-name="P26">e-Sourcing Helpdesk</text:p>
          </table:table-cell>
          <table:covered-table-cell/>
        </table:table-row>
        <table:table-row>
          <table:table-cell table:style-name="Table2.A2" office:value-type="string">
            <text:p text:style-name="P30">Telephone Number:</text:p>
          </table:table-cell>
          <table:table-cell table:style-name="Table2.B2" office:value-type="string">
            <text:p text:style-name="P27">0345 010 3503</text:p>
          </table:table-cell>
        </table:table-row>
        <table:table-row>
          <table:table-cell table:style-name="Table2.A3" office:value-type="string">
            <text:p text:style-name="P31">Email Address:</text:p>
          </table:table-cell>
          <table:table-cell table:style-name="Table2.B3" office:value-type="string">
            <text:p text:style-name="P32"><text:a xlink:type="simple" xlink:href="mailto:eEnablement@crowncommercial.gov.uk" office:target-frame-name="_top" xlink:show="replace" text:style-name="Internet_20_link" text:visited-style-name="Visited_20_Internet_20_Link"><text:span text:style-name="Default_20_Paragraph_20_Font"><text:span text:style-name="T16">eEnablement@crowncommercial.gov.uk</text:span></text:span></text:a><text:span text:style-name="Default_20_Paragraph_20_Font"><text:span text:style-name="T16"> </text:span></text:span></text:p>
          </table:table-cell>
        </table:table-row>
      </table:table>
      <text:h text:style-name="P50" text:outline-level="1"><text:span text:style-name="Comment_20_Reference"><text:span text:style-name="T22"/></text:span></text:h>
      <text:p text:style-name="P16"/>
      <text:h text:style-name="Heading_20_1" text:outline-level="1"><text:bookmark-start text:name="_Toc92688256"/><text:bookmark-start text:name="_Toc92690872"/><text:bookmark-start text:name="_Toc111479418"/><text:bookmark-start text:name="_Toc111628301"/><text:bookmark-start text:name="_Toc111647100"/>Appendix – Glossary<text:bookmark-end text:name="_Toc92688256"/><text:bookmark-end text:name="_Toc92690872"/><text:bookmark-end text:name="_Toc111479418"/><text:bookmark-end text:name="_Toc111628301"/><text:bookmark-end text:name="_Toc111647100"/></text:h>
      <text:p text:style-name="Normal"/>
      <table:table table:name="GLOSSARY" table:style-name="GLOSSARY">
        <table:table-column table:style-name="GLOSSARY.A"/>
        <table:table-column table:style-name="GLOSSARY.B"/>
        <table:table-row>
          <table:table-cell table:style-name="GLOSSARY.A1" office:value-type="string">
            <text:p text:style-name="P24">Term / Acronym</text:p>
          </table:table-cell>
          <table:table-cell table:style-name="GLOSSARY.A1" office:value-type="string">
            <text:p text:style-name="P24">Description</text:p>
          </table:table-cell>
        </table:table-row>
        <table:table-row>
          <table:table-cell table:style-name="GLOSSARY.A1" office:value-type="string">
            <text:p text:style-name="P12">«Insert Glossary Term Title #1 of n <text:span text:style-name="T19">(</text:span>max 20<text:span text:style-name="T19">)</text:span>»</text:p>
          </table:table-cell>
          <table:table-cell table:style-name="GLOSSARY.A1" office:value-type="string">
            <text:p text:style-name="P12">«Insert Glossary Term Description #1 of n <text:span text:style-name="T19">(</text:span>max 20<text:span text:style-name="T19">)</text:span>»</text:p>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2-10-29T16:31:28.945956869</dc:date>
    <meta:editing-cycles>35</meta:editing-cycles>
    <meta:editing-duration>PT3H24M6S</meta:editing-duration>
    <meta:document-statistic meta:table-count="4" meta:image-count="0" meta:object-count="0" meta:page-count="10" meta:paragraph-count="145" meta:word-count="1601" meta:character-count="9571" meta:non-whitespace-character-count="8136"/>
    <meta:template xlink:type="simple" xlink:actuate="onRequest" xlink:title="" xlink:href="Normal"/>
  </office:meta>
</office:document-meta>
</file>